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a0fc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457cm" fo:min-width="0.207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subtitle" style:list-style-name="L1">
      <style:graphic-properties draw:fill-color="#ffffff" fo:min-height="12.19cm"/>
      <style:paragraph-properties style:writing-mode="lr-tb"/>
    </style:style>
    <style:style style:name="pr5" style:family="presentation" style:parent-style-name="Standard-title">
      <style:graphic-properties fo:min-height="3.523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title">
      <style:graphic-properties draw:auto-grow-height="true" fo:min-height="3.523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title">
      <style:graphic-properties fo:min-height="2.629cm"/>
      <style:paragraph-properties style:writing-mode="lr-tb"/>
    </style:style>
    <style:style style:name="pr10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11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12" style:family="presentation" style:parent-style-name="Standard-subtitle" style:list-style-name="L2">
      <style:graphic-properties draw:fill-color="#ffffff" draw:auto-grow-height="true" fo:min-height="9.134cm"/>
      <style:paragraph-properties style:writing-mode="lr-tb"/>
    </style:style>
    <style:style style:name="pr13" style:family="presentation" style:parent-style-name="Standard-subtitle" style:list-style-name="L2">
      <style:graphic-properties draw:fill-color="#ffffff" draw:auto-grow-height="true" fo:min-height="9.9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2pt" fo:font-weight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0" style:family="paragraph">
      <style:paragraph-properties fo:margin-left="0cm" fo:margin-right="0cm" fo:margin-top="0.5cm" fo:margin-bottom="0cm" fo:text-align="center" fo:text-indent="0cm"/>
    </style:style>
    <style:style style:name="P11" style:family="paragraph">
      <style:paragraph-properties fo:margin-left="0cm" fo:margin-right="0cm" fo:margin-top="0.5cm" fo:margin-bottom="0cm" fo:text-align="center" fo:text-indent="0cm" style:writing-mode="lr-tb"/>
    </style:style>
    <style:style style:name="P12" style:family="paragraph">
      <style:paragraph-properties fo:margin-left="0cm" fo:margin-right="0cm" fo:margin-top="0.5cm" fo:margin-bottom="0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fo:font-size="32pt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42pt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42pt" fo:font-weight="bold" style:font-size-asian="42pt" style:font-weight-asian="bold" style:font-size-complex="42pt" style:font-weight-complex="bold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text-shadow="none" style:text-underline-style="none" fo:font-weight="bold" style:letter-kerning="true" fo:background-color="transparent" style:font-name-asian="Microsoft YaHei1" style:font-size-asian="32pt" style:font-weight-asian="bold" style:font-name-complex="Lucida Sans1" style:font-size-complex="32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text-shadow="none" style:text-underline-style="none" fo:font-weight="normal" style:letter-kerning="true" fo:background-color="transparent" style:font-name-asian="Microsoft YaHei1" style:font-size-asian="32pt" style:font-weight-asian="normal" style:font-name-complex="Lucida Sans1" style:font-size-complex="3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fo:background-color="transparent" style:font-name-asian="Microsoft YaHei1" style:font-size-asian="32pt" style:font-style-asian="italic" style:font-weight-asian="normal" style:font-name-complex="Lucida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EX on TDD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It’s hard, but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2">
        <draw:frame presentation:style-name="pr4" draw:text-style-name="P5" draw:layer="layout" svg:width="25.199cm" svg:height="12.19cm" svg:x="1.4cm" svg:y="0.628cm" presentation:class="subtitle" presentation:user-transformed="true">
          <draw:text-box>
            <text:p text:style-name="P2"><text:span text:style-name="T2">It’s hard because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5" draw:text-style-name="P1" draw:layer="layout" svg:width="25.199cm" svg:height="3.523cm" svg:x="1.4cm" svg:y="0.181cm" presentation:class="title" presentation:placeholder="true" presentation:user-transformed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have to restrict yourself to comply with the 3 laws :</text:p>
                <text:list>
                  <text:list-item>
                    <text:p>You are always compeled to generate production code to prototype your design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5" draw:text-style-name="P1" draw:layer="layout" svg:width="25.199cm" svg:height="3.523cm" svg:x="1.4cm" svg:y="0.181cm" presentation:class="title" presentation:placeholder="true" presentation:user-transformed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have to follow the RED/GREEN/REFACTOR cycle</text:p>
                <text:list>
                  <text:list-item>
                    <text:p>Whenever you notice some simple refactoring, you may be compelled to fix it while you are not in REFACTOR phase</text:p>
                  </text:list-item>
                </text:list>
              </text:list-item>
              <text:list-item>
                <text:p>When your code is generic enough, new UT may not be RED =&gt; need to create negative 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7" draw:text-style-name="P1" draw:layer="layout" svg:width="25.199cm" svg:height="3.523cm" svg:x="1.4cm" svg:y="0.181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(Detroit school) If you start from too high, TDD will help you to design production code to address the need but this high-level test never turns GREEN after a loooong time =&gt; you cannot refactor</text:p>
              </text:list-item>
              <text:list-item>
                <text:p>(London school) When facing a design issue on a non trivial function, you feel the need to create some unit test to design the tricky function =&gt; you go deeper in your RED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7" draw:text-style-name="P1" draw:layer="layout" svg:width="25.199cm" svg:height="3.523cm" svg:x="1.4cm" svg:y="0.181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forget about your current R/G/Ref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7" draw:text-style-name="P1" draw:layer="layout" svg:width="25.199cm" svg:height="3.523cm" svg:x="1.4cm" svg:y="0.181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trong temptation to write similar UT in a row (2nd TDD law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7" draw:text-style-name="P1" draw:layer="layout" svg:width="25.199cm" svg:height="3.523cm" svg:x="1.4cm" svg:y="0.181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en expected data is complex, the assert is macro =&gt; as bad as multiple assert in one 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7" draw:text-style-name="P1" draw:layer="layout" svg:width="25.199cm" svg:height="3.523cm" svg:x="1.4cm" svg:y="0.181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UT should have only 1 assert though it’s very tempting to gather UT with the same unit sequence under 1 UT with multiple asserts<text:line-break/>=&gt; factorize init code + generate as many UT as need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7" draw:text-style-name="P1" draw:layer="layout" svg:width="25.199cm" svg:height="3.523cm" svg:x="1.4cm" svg:y="0.181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may skip to try checking the UT fails first</text:p>
              </text:list-item>
              <text:list-item>
                <text:p>If you don’t commit this fail first, it hides this attempt</text:p>
              </text:list-item>
              <text:list-item>
                <text:p>This ensuring &amp; committing fail first is tedio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7" draw:text-style-name="P1" draw:layer="layout" svg:width="25.199cm" svg:height="3.523cm" svg:x="1.4cm" svg:y="0.181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feel compelled switching between Detroit (ATDD driven) &amp; London schools (to consolidate new functions that implement the business domain) and then you get lost in the London approach and forget your standpoint in the business (Detroit) =&gt; importance of Double Loop Learning to avoid the lost syndro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>Commit policy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git you should local commit whenever its RED but push only when GRE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5" draw:text-style-name="P1" draw:layer="layout" svg:width="25.199cm" svg:height="3.523cm" svg:x="1.4cm" svg:y="0.181cm" presentation:class="title" presentation:placeholder="true" presentation:user-transformed="true">
          <draw:text-box/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PP is hard to understand, because</text:p>
                <text:list>
                  <text:list-item>
                    <text:p>provided premises are only intensions</text:p>
                  </text:list-item>
                  <text:list-item>
                    <text:p>they are incomplete and rules of thumb still in designing process although noone explored the the topic further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5" draw:text-style-name="P1" draw:layer="layout" svg:width="25.199cm" svg:height="3.523cm" svg:x="1.4cm" svg:y="0.181cm" presentation:class="title" presentation:placeholder="true" presentation:user-transformed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hosing the right UT to go slow enough to baby step</text:p>
              </text:list-item>
              <text:list-item>
                <text:p>UT have to be smart enough to introduce a challenge to have some fun</text:p>
              </text:list-item>
              <text:list-item>
                <text:p>UT should select test data to ease <text:span text:style-name="T3">triangu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9" draw:text-style-name="P1" draw:layer="layout" svg:width="25.199cm" svg:height="2.629cm" svg:x="1.4cm" svg:y="0.628cm" presentation:class="title">
          <draw:text-box>
            <text:p>TDD faces NFR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ocumentation (see « living documentation »)</text:p>
              </text:list-item>
              <text:list-item>
                <text:p>Code smell + Refactoring + Vulns knowledge should be tamed to have efficient refactoring phase and delivery of secured code w/ good code quality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32">
        <draw:frame presentation:style-name="pr10" draw:text-style-name="P7" draw:layer="layout" svg:width="25.199cm" svg:height="12.19cm" svg:x="1.4cm" svg:y="0.628cm" presentation:class="subtitle">
          <draw:text-box>
            <text:p><text:span text:style-name="T4">Adv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3 Main advices</text:p>
          </draw:text-box>
        </draw:frame>
        <draw:frame presentation:style-name="pr11" draw:text-style-name="P9" draw:layer="layout" svg:width="25.199cm" svg:height="9.134cm" svg:x="1.4cm" svg:y="3.685cm" presentation:class="subtitle">
          <draw:text-box>
            <text:list text:style-name="L1">
              <text:list-item>
                <text:p text:style-name="P8"><text:span text:style-name="T5">Practice</text:span><text:span text:style-name="T1"> </text:span><text:span text:style-name="T6">experiment simple katas</text:span></text:p>
              </text:list-item>
              <text:list-item>
                <text:p text:style-name="P8"><text:span text:style-name="T7">Practice</text:span><text:span text:style-name="T8"> </text:span><text:span text:style-name="T9">katas </text:span><text:span text:style-name="T6">replay from scratch until reflexes emerge</text:span></text:p>
              </text:list-item>
              <text:list-item>
                <text:p text:style-name="P8"><text:span text:style-name="T1">and </text:span><text:span text:style-name="T5">Practice</text:span><text:span text:style-name="T1"> </text:span><text:span text:style-name="T6">on production code, note your success &amp; failures in TDD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1" draw:text-style-name="P11" draw:layer="layout" svg:width="25.199cm" svg:height="2.629cm" svg:x="1.4cm" svg:y="0.628cm" presentation:class="title">
          <draw:text-box>
            <text:p text:style-name="P10"><text:span text:style-name="T10">Let’s update TCR</text:span></text:p>
          </draw:text-box>
        </draw:frame>
        <draw:frame presentation:style-name="pr12" draw:text-style-name="P13" draw:layer="layout" svg:width="25.199cm" svg:height="9.134cm" svg:x="1.4cm" svg:y="3.685cm" presentation:class="subtitle">
          <draw:text-box>
            <text:list text:style-name="L2">
              <text:list-item>
                <text:p text:style-name="P12"><text:span text:style-name="T11">To enable TCR mindset in a git-like SCM with push feature : « (T&amp;&amp;C)&amp;&amp;(T&amp;&amp;Push) »</text:span></text:p>
              </text:list-item>
              <text:list-item>
                <text:p text:style-name="P12"><text:span text:style-name="T11">Can be implemented with branches: (T&amp;&amp;C)&amp;&amp;(T&amp;&amp;Trunk_Merg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1" draw:text-style-name="P11" draw:layer="layout" svg:width="25.199cm" svg:height="2.629cm" svg:x="1.4cm" svg:y="0.628cm" presentation:class="title">
          <draw:text-box>
            <text:p text:style-name="P10"><text:span text:style-name="T10">Testability</text:span></text:p>
          </draw:text-box>
        </draw:frame>
        <draw:frame presentation:style-name="pr13" draw:text-style-name="P13" draw:layer="layout" svg:width="25.199cm" svg:height="9.954cm" svg:x="1.4cm" svg:y="3.275cm" presentation:class="subtitle">
          <draw:text-box>
            <text:list text:style-name="L2">
              <text:list-item>
                <text:p text:style-name="P12"><text:span text:style-name="T1">TDD can be possible only on testable code</text:span></text:p>
              </text:list-item>
              <text:list-item>
                <text:p text:style-name="P12"><text:span text:style-name="T11">The longer the code, the more shadow zone there would be =&gt; many small testable functions</text:span></text:p>
                <text:list>
                  <text:list-item>
                    <text:p text:style-name="P12"><text:span text:style-name="T11">screen sized / Rules of « 30 » / </text:span><text:span text:style-name="T1">Kallisthenic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7" draw:text-style-name="P1" draw:layer="layout" svg:width="25.199cm" svg:height="3.523cm" svg:x="1.4cm" svg:y="0.181cm" presentation:class="title">
          <draw:text-box>
            <text:p>ATDD / TDD double loop learning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mbination of both approach is good but Cucumber-based tools generate unit tests =&gt; need to be defined in different test suites to apply R/G/Ref cycles </text:p>
                <text:list>
                  <text:list-item>
                    <text:p>Option #1: feature branch (/!\ need to merge at least once per day =&gt; dark lauch</text:p>
                  </text:list-item>
                  <text:list-item>
                    <text:p>Option #2: possible workaround with different folders to enable running iso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9" draw:text-style-name="P1" draw:layer="layout" svg:width="25.199cm" svg:height="2.629cm" svg:x="1.4cm" svg:y="0.628cm" presentation:class="title" presentation:user-transformed="true">
          <draw:text-box>
            <text:p>Test data triangulation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D#1 =&gt; code v1</text:p>
              </text:list-item>
              <text:list-item>
                <text:p text:style-name="P14">TD#2 =&gt; code v2 = v1+<text:span text:style-name="T12">ε</text:span></text:p>
              </text:list-item>
              <text:list-item>
                <text:p text:style-name="P14"><text:span text:style-name="T12">TD#3</text:span></text:p>
              </text:list-item>
            </text:list>
          </draw:text-box>
        </draw:frame>
        <draw:custom-shape draw:style-name="gr2" draw:text-style-name="P15" draw:layer="layout" svg:width="0.999cm" svg:height="0.999cm" svg:x="5.5cm" svg:y="9.5cm">
          <text:p text:style-name="P1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999cm" svg:height="0.999cm" svg:x="7.5cm" svg:y="11.501cm">
          <text:p text:style-name="P1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999cm" svg:height="0.999cm" svg:x="10.001cm" svg:y="8.001cm">
          <text:p text:style-name="P1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999cm" svg:height="0.999cm" svg:x="4cm" svg:y="12.5cm">
          <text:p text:style-name="P15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6" draw:layer="layout" svg:x1="4.5cm" svg:y1="12.5cm" svg:x2="5.5cm" svg:y2="10.499cm">
          <text:p/>
        </draw:line>
        <draw:line draw:style-name="gr3" draw:text-style-name="P16" draw:layer="layout" svg:x1="6.499cm" svg:y1="10.499cm" svg:x2="7.5cm" svg:y2="11.5cm">
          <text:p/>
        </draw:line>
        <draw:line draw:style-name="gr3" draw:text-style-name="P16" draw:layer="layout" svg:x1="6.499cm" svg:y1="9.5cm" svg:x2="10cm" svg:y2="8.5cm">
          <text:p/>
        </draw:line>
        <draw:line draw:style-name="gr3" draw:text-style-name="P16" draw:layer="layout" svg:x1="8.5cm" svg:y1="11.5cm" svg:x2="10.001cm" svg:y2="9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9" draw:layer="layout" svg:width="25.199cm" svg:height="2.629cm" svg:x="1.4cm" svg:y="0.628cm" presentation:class="title">
          <draw:text-box>
            <text:p>TPP improvement propos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OTE : when developping, you are faced to alter existing code =&gt; need to include add / fix + refactor code</text:p>
              </text:list-item>
              <text:list-item>
                <text:p>=&gt; 3 laws of TDD (is it productive enough?) to include to TPP (define priority)</text:p>
              </text:list-item>
              <text:list-item>
                <text:p>=&gt; Refactoring opportunities to include</text:p>
              </text:list-item>
              <text:list-item>
                <text:p>=&gt; UT generation to cover new functions + Bug driven development to inclu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4T17:01:05.096000000</meta:creation-date>
    <dc:date>2022-11-12T01:42:48.890000000</dc:date>
    <meta:editing-duration>P2DT7H42M59S</meta:editing-duration>
    <meta:editing-cycles>30</meta:editing-cycles>
    <meta:generator>LibreOffice/7.4.2.3$Windows_X86_64 LibreOffice_project/382eef1f22670f7f4118c8c2dd222ec7ad009daf</meta:generator>
    <meta:document-statistic meta:object-count="115"/>
  </office:meta>
</office:document-meta>
</file>